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47403" calcext:value-type="float">
            <text:p>0.0000447403</text:p>
          </table:table-cell>
          <table:table-cell table:formula="of:=IF([.B2]=0;0;IF([.B2]=1;1;LN([.B2]/(1-[.B2]))+0.5))" office:value-type="float" office:value="-9.51459115521486" calcext:value-type="float">
            <text:p>-9.51459115521486</text:p>
          </table:table-cell>
          <table:table-cell table:formula="of:=IF([.B2]=0;0;IF([.B2]=1;1;[.C2]+0.00378648272348919 ))" office:value-type="float" office:value="-9.51080467249138" calcext:value-type="float">
            <text:p>-9.51080467249138</text:p>
          </table:table-cell>
          <table:table-cell table:formula="of:=IF([.B2]=0;0;IF([.B2]=1;1;1/(1+EXP(-[.D2]+0.5))))" office:value-type="float" office:value="0.0000449100218865741" calcext:value-type="float">
            <text:p>4.49100218865741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16463" calcext:value-type="float">
            <text:p>0.00000016463</text:p>
          </table:table-cell>
          <table:table-cell table:formula="of:=IF([.B3]=0;0;IF([.B3]=1;1;LN([.B3]/(1-[.B3]))+0.5))" office:value-type="float" office:value="-15.1195651406565" calcext:value-type="float">
            <text:p>-15.1195651406565</text:p>
          </table:table-cell>
          <table:table-cell table:formula="of:=IF([.B3]=0;0;IF([.B3]=1;1;[.C3]+0.00378648272348919 ))" office:value-type="float" office:value="-15.115778657933" calcext:value-type="float">
            <text:p>-15.115778657933</text:p>
          </table:table-cell>
          <table:table-cell table:formula="of:=IF([.B3]=0;0;IF([.B3]=1;1;1/(1+EXP(-[.D3]+0.5))))" office:value-type="float" office:value="0.00000016525455022587" calcext:value-type="float">
            <text:p>1.65254550225869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85769" calcext:value-type="float">
            <text:p>0.0000000185769</text:p>
          </table:table-cell>
          <table:table-cell table:formula="of:=IF([.B4]=0;0;IF([.B4]=1;1;LN([.B4]/(1-[.B4]))+0.5))" office:value-type="float" office:value="-17.3013469449752" calcext:value-type="float">
            <text:p>-17.3013469449752</text:p>
          </table:table-cell>
          <table:table-cell table:formula="of:=IF([.B4]=0;0;IF([.B4]=1;1;[.C4]+0.00378648272348919 ))" office:value-type="float" office:value="-17.2975604622517" calcext:value-type="float">
            <text:p>-17.2975604622517</text:p>
          </table:table-cell>
          <table:table-cell table:formula="of:=IF([.B4]=0;0;IF([.B4]=1;1;1/(1+EXP(-[.D4]+0.5))))" office:value-type="float" office:value="0.00000001864737445054" calcext:value-type="float">
            <text:p>1.8647374450537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39224" calcext:value-type="float">
            <text:p>0.00000000139224</text:p>
          </table:table-cell>
          <table:table-cell table:formula="of:=IF([.B5]=0;0;IF([.B5]=1;1;LN([.B5]/(1-[.B5]))+0.5))" office:value-type="float" office:value="-19.8923518747104" calcext:value-type="float">
            <text:p>-19.8923518747104</text:p>
          </table:table-cell>
          <table:table-cell table:formula="of:=IF([.B5]=0;0;IF([.B5]=1;1;[.C5]+0.00378648272348919 ))" office:value-type="float" office:value="-19.8885653919869" calcext:value-type="float">
            <text:p>-19.8885653919869</text:p>
          </table:table-cell>
          <table:table-cell table:formula="of:=IF([.B5]=0;0;IF([.B5]=1;1;1/(1+EXP(-[.D5]+0.5))))" office:value-type="float" office:value="0.0000000013975216859" calcext:value-type="float">
            <text:p>1.39752168589529E-0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]=0;0;IF([.B6]=1;1;LN([.B6]/(1-[.B6]))+0.5))" office:value-type="float" office:value="0" calcext:value-type="float">
            <text:p>0</text:p>
          </table:table-cell>
          <table:table-cell table:formula="of:=IF([.B6]=0;0;IF([.B6]=1;1;[.C6]+0.00378648272348919 ))" office:value-type="float" office:value="0" calcext:value-type="float">
            <text:p>0</text:p>
          </table:table-cell>
          <table:table-cell table:formula="of:=IF([.B6]=0;0;IF([.B6]=1;1;1/(1+EXP(-[.D6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00000783131" calcext:value-type="float">
            <text:p>7.83131E-12</text:p>
          </table:table-cell>
          <table:table-cell table:formula="of:=IF([.B7]=0;0;IF([.B7]=1;1;LN([.B7]/(1-[.B7]))+0.5))" office:value-type="float" office:value="-25.0728913146757" calcext:value-type="float">
            <text:p>-25.0728913146757</text:p>
          </table:table-cell>
          <table:table-cell table:formula="of:=IF([.B7]=0;0;IF([.B7]=1;1;[.C7]+0.00378648272348919 ))" office:value-type="float" office:value="-25.0691048319522" calcext:value-type="float">
            <text:p>-25.0691048319522</text:p>
          </table:table-cell>
          <table:table-cell table:formula="of:=IF([.B7]=0;0;IF([.B7]=1;1;1/(1+EXP(-[.D7]+0.5))))" office:value-type="float" office:value="0.00000000000786101933" calcext:value-type="float">
            <text:p>7.86101933145586E-12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000694555" calcext:value-type="float">
            <text:p>6.94555E-10</text:p>
          </table:table-cell>
          <table:table-cell table:formula="of:=IF([.B8]=0;0;IF([.B8]=1;1;LN([.B8]/(1-[.B8]))+0.5))" office:value-type="float" office:value="-20.5877497625107" calcext:value-type="float">
            <text:p>-20.5877497625107</text:p>
          </table:table-cell>
          <table:table-cell table:formula="of:=IF([.B8]=0;0;IF([.B8]=1;1;[.C8]+0.00378648272348919 ))" office:value-type="float" office:value="-20.5839632797873" calcext:value-type="float">
            <text:p>-20.5839632797873</text:p>
          </table:table-cell>
          <table:table-cell table:formula="of:=IF([.B8]=0;0;IF([.B8]=1;1;1/(1+EXP(-[.D8]+0.5))))" office:value-type="float" office:value="0.00000000069718990587" calcext:value-type="float">
            <text:p>6.97189905870806E-1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32665" calcext:value-type="float">
            <text:p>0.0000000132665</text:p>
          </table:table-cell>
          <table:table-cell table:formula="of:=IF([.B9]=0;0;IF([.B9]=1;1;LN([.B9]/(1-[.B9]))+0.5))" office:value-type="float" office:value="-17.6380237629506" calcext:value-type="float">
            <text:p>-17.6380237629506</text:p>
          </table:table-cell>
          <table:table-cell table:formula="of:=IF([.B9]=0;0;IF([.B9]=1;1;[.C9]+0.00378648272348919 ))" office:value-type="float" office:value="-17.6342372802271" calcext:value-type="float">
            <text:p>-17.6342372802271</text:p>
          </table:table-cell>
          <table:table-cell table:formula="of:=IF([.B9]=0;0;IF([.B9]=1;1;1/(1+EXP(-[.D9]+0.5))))" office:value-type="float" office:value="0.00000001331682859643" calcext:value-type="float">
            <text:p>1.33168285964307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0000000166907" calcext:value-type="float">
            <text:p>1.66907E-11</text:p>
          </table:table-cell>
          <table:table-cell table:formula="of:=IF([.B10]=0;0;IF([.B10]=1;1;LN([.B10]/(1-[.B10]))+0.5))" office:value-type="float" office:value="-24.3161694378354" calcext:value-type="float">
            <text:p>-24.3161694378354</text:p>
          </table:table-cell>
          <table:table-cell table:formula="of:=IF([.B10]=0;0;IF([.B10]=1;1;[.C10]+0.00378648272348919 ))" office:value-type="float" office:value="-24.3123829551119" calcext:value-type="float">
            <text:p>-24.3123829551119</text:p>
          </table:table-cell>
          <table:table-cell table:formula="of:=IF([.B10]=0;0;IF([.B10]=1;1;1/(1+EXP(-[.D10]+0.5))))" office:value-type="float" office:value="0.00000000001675401885" calcext:value-type="float">
            <text:p>1.6754018849404E-1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23263" calcext:value-type="float">
            <text:p>0.00123263</text:p>
          </table:table-cell>
          <table:table-cell table:formula="of:=IF([.B11]=0;0;IF([.B11]=1;1;LN([.B11]/(1-[.B11]))+0.5))" office:value-type="float" office:value="-6.19737179062306" calcext:value-type="float">
            <text:p>-6.19737179062306</text:p>
          </table:table-cell>
          <table:table-cell table:formula="of:=IF([.B11]=0;0;IF([.B11]=1;1;[.C11]+0.00378648272348919 ))" office:value-type="float" office:value="-6.19358530789957" calcext:value-type="float">
            <text:p>-6.19358530789957</text:p>
          </table:table-cell>
          <table:table-cell table:formula="of:=IF([.B11]=0;0;IF([.B11]=1;1;1/(1+EXP(-[.D11]+0.5))))" office:value-type="float" office:value="0.00123730039391028" calcext:value-type="float">
            <text:p>0.0012373003939102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0.00378648272348919 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12854" calcext:value-type="float">
            <text:p>0.00000112854</text:p>
          </table:table-cell>
          <table:table-cell table:formula="of:=IF([.B13]=0;0;IF([.B13]=1;1;LN([.B13]/(1-[.B13]))+0.5))" office:value-type="float" office:value="-13.194584667495" calcext:value-type="float">
            <text:p>-13.194584667495</text:p>
          </table:table-cell>
          <table:table-cell table:formula="of:=IF([.B13]=0;0;IF([.B13]=1;1;[.C13]+0.00378648272348919 ))" office:value-type="float" office:value="-13.1907981847715" calcext:value-type="float">
            <text:p>-13.1907981847715</text:p>
          </table:table-cell>
          <table:table-cell table:formula="of:=IF([.B13]=0;0;IF([.B13]=1;1;1/(1+EXP(-[.D13]+0.5))))" office:value-type="float" office:value="0.00000113282129277733" calcext:value-type="float">
            <text:p>1.13282129277733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133469" calcext:value-type="float">
            <text:p>0.0000133469</text:p>
          </table:table-cell>
          <table:table-cell table:formula="of:=IF([.B14]=0;0;IF([.B14]=1;1;LN([.B14]/(1-[.B14]))+0.5))" office:value-type="float" office:value="-10.7242130628316" calcext:value-type="float">
            <text:p>-10.7242130628316</text:p>
          </table:table-cell>
          <table:table-cell table:formula="of:=IF([.B14]=0;0;IF([.B14]=1;1;[.C14]+0.00378648272348919 ))" office:value-type="float" office:value="-10.7204265801081" calcext:value-type="float">
            <text:p>-10.7204265801081</text:p>
          </table:table-cell>
          <table:table-cell table:formula="of:=IF([.B14]=0;0;IF([.B14]=1;1;1/(1+EXP(-[.D14]+0.5))))" office:value-type="float" office:value="0.0000133975329290402" calcext:value-type="float">
            <text:p>1.33975329290402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589774" calcext:value-type="float">
            <text:p>0.000589774</text:p>
          </table:table-cell>
          <table:table-cell table:formula="of:=IF([.B15]=0;0;IF([.B15]=1;1;LN([.B15]/(1-[.B15]))+0.5))" office:value-type="float" office:value="-6.93518119730959" calcext:value-type="float">
            <text:p>-6.93518119730959</text:p>
          </table:table-cell>
          <table:table-cell table:formula="of:=IF([.B15]=0;0;IF([.B15]=1;1;[.C15]+0.00378648272348919 ))" office:value-type="float" office:value="-6.9313947145861" calcext:value-type="float">
            <text:p>-6.9313947145861</text:p>
          </table:table-cell>
          <table:table-cell table:formula="of:=IF([.B15]=0;0;IF([.B15]=1;1;1/(1+EXP(-[.D15]+0.5))))" office:value-type="float" office:value="0.000592010077766452" calcext:value-type="float">
            <text:p>0.000592010077766452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226771" calcext:value-type="float">
            <text:p>0.00000000226771</text:p>
          </table:table-cell>
          <table:table-cell table:formula="of:=IF([.B16]=0;0;IF([.B16]=1;1;LN([.B16]/(1-[.B16]))+0.5))" office:value-type="float" office:value="-19.4044953229499" calcext:value-type="float">
            <text:p>-19.4044953229499</text:p>
          </table:table-cell>
          <table:table-cell table:formula="of:=IF([.B16]=0;0;IF([.B16]=1;1;[.C16]+0.00378648272348919 ))" office:value-type="float" office:value="-19.4007088402265" calcext:value-type="float">
            <text:p>-19.4007088402265</text:p>
          </table:table-cell>
          <table:table-cell table:formula="of:=IF([.B16]=0;0;IF([.B16]=1;1;1/(1+EXP(-[.D16]+0.5))))" office:value-type="float" office:value="0.00000000227631292185" calcext:value-type="float">
            <text:p>2.27631292184614E-0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0;IF([.B17]=1;1;LN([.B17]/(1-[.B17]))+0.5))" office:value-type="float" office:value="0" calcext:value-type="float">
            <text:p>0</text:p>
          </table:table-cell>
          <table:table-cell table:formula="of:=IF([.B17]=0;0;IF([.B17]=1;1;[.C17]+0.00378648272348919 ))" office:value-type="float" office:value="0" calcext:value-type="float">
            <text:p>0</text:p>
          </table:table-cell>
          <table:table-cell table:formula="of:=IF([.B17]=0;0;IF([.B17]=1;1;1/(1+EXP(-[.D17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65513" calcext:value-type="float">
            <text:p>0.000000065513</text:p>
          </table:table-cell>
          <table:table-cell table:formula="of:=IF([.B18]=0;0;IF([.B18]=1;1;LN([.B18]/(1-[.B18]))+0.5))" office:value-type="float" office:value="-16.041017175203" calcext:value-type="float">
            <text:p>-16.041017175203</text:p>
          </table:table-cell>
          <table:table-cell table:formula="of:=IF([.B18]=0;0;IF([.B18]=1;1;[.C18]+0.00378648272348919 ))" office:value-type="float" office:value="-16.0372306924795" calcext:value-type="float">
            <text:p>-16.0372306924795</text:p>
          </table:table-cell>
          <table:table-cell table:formula="of:=IF([.B18]=0;0;IF([.B18]=1;1;1/(1+EXP(-[.D18]+0.5))))" office:value-type="float" office:value="0.00000006576153406438" calcext:value-type="float">
            <text:p>6.57615340643758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0;IF([.B19]=1;1;LN([.B19]/(1-[.B19]))+0.5))" office:value-type="float" office:value="0" calcext:value-type="float">
            <text:p>0</text:p>
          </table:table-cell>
          <table:table-cell table:formula="of:=IF([.B19]=0;0;IF([.B19]=1;1;[.C19]+0.00378648272348919 ))" office:value-type="float" office:value="0" calcext:value-type="float">
            <text:p>0</text:p>
          </table:table-cell>
          <table:table-cell table:formula="of:=IF([.B19]=0;0;IF([.B19]=1;1;1/(1+EXP(-[.D19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710581" calcext:value-type="float">
            <text:p>0.0000710581</text:p>
          </table:table-cell>
          <table:table-cell table:formula="of:=IF([.B20]=0;0;IF([.B20]=1;1;LN([.B20]/(1-[.B20]))+0.5))" office:value-type="float" office:value="-9.05194164507203" calcext:value-type="float">
            <text:p>-9.05194164507203</text:p>
          </table:table-cell>
          <table:table-cell table:formula="of:=IF([.B20]=0;0;IF([.B20]=1;1;[.C20]+0.00378648272348919 ))" office:value-type="float" office:value="-9.04815516234854" calcext:value-type="float">
            <text:p>-9.04815516234854</text:p>
          </table:table-cell>
          <table:table-cell table:formula="of:=IF([.B20]=0;0;IF([.B20]=1;1;1/(1+EXP(-[.D20]+0.5))))" office:value-type="float" office:value="0.0000713276510797742" calcext:value-type="float">
            <text:p>7.13276510797742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75081" calcext:value-type="float">
            <text:p>0.0175081</text:p>
          </table:table-cell>
          <table:table-cell table:formula="of:=IF([.B21]=0;0;IF([.B21]=1;1;LN([.B21]/(1-[.B21]))+0.5))" office:value-type="float" office:value="-3.52742846844762" calcext:value-type="float">
            <text:p>-3.52742846844762</text:p>
          </table:table-cell>
          <table:table-cell table:formula="of:=IF([.B21]=0;0;IF([.B21]=1;1;[.C21]+0.00378648272348919 ))" office:value-type="float" office:value="-3.52364198572413" calcext:value-type="float">
            <text:p>-3.52364198572413</text:p>
          </table:table-cell>
          <table:table-cell table:formula="of:=IF([.B21]=0;0;IF([.B21]=1;1;1/(1+EXP(-[.D21]+0.5))))" office:value-type="float" office:value="0.0175733525691592" calcext:value-type="float">
            <text:p>0.0175733525691592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515149" calcext:value-type="float">
            <text:p>0.000000515149</text:p>
          </table:table-cell>
          <table:table-cell table:formula="of:=IF([.B22]=0;0;IF([.B22]=1;1;LN([.B22]/(1-[.B22]))+0.5))" office:value-type="float" office:value="-13.9788091425903" calcext:value-type="float">
            <text:p>-13.9788091425903</text:p>
          </table:table-cell>
          <table:table-cell table:formula="of:=IF([.B22]=0;0;IF([.B22]=1;1;[.C22]+0.00378648272348919 ))" office:value-type="float" office:value="-13.9750226598668" calcext:value-type="float">
            <text:p>-13.9750226598668</text:p>
          </table:table-cell>
          <table:table-cell table:formula="of:=IF([.B22]=0;0;IF([.B22]=1;1;1/(1+EXP(-[.D22]+0.5))))" office:value-type="float" office:value="0.00000051710329940536" calcext:value-type="float">
            <text:p>5.17103299405355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0506841" calcext:value-type="float">
            <text:p>5.06841E-10</text:p>
          </table:table-cell>
          <table:table-cell table:formula="of:=IF([.B23]=0;0;IF([.B23]=1;1;LN([.B23]/(1-[.B23]))+0.5))" office:value-type="float" office:value="-20.9028237704837" calcext:value-type="float">
            <text:p>-20.9028237704837</text:p>
          </table:table-cell>
          <table:table-cell table:formula="of:=IF([.B23]=0;0;IF([.B23]=1;1;[.C23]+0.00378648272348919 ))" office:value-type="float" office:value="-20.8990372877602" calcext:value-type="float">
            <text:p>-20.8990372877602</text:p>
          </table:table-cell>
          <table:table-cell table:formula="of:=IF([.B23]=0;0;IF([.B23]=1;1;1/(1+EXP(-[.D23]+0.5))))" office:value-type="float" office:value="0.00000000050876378268" calcext:value-type="float">
            <text:p>5.08763782683468E-1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6757" calcext:value-type="float">
            <text:p>0.0000000136757</text:p>
          </table:table-cell>
          <table:table-cell table:formula="of:=IF([.B24]=0;0;IF([.B24]=1;1;LN([.B24]/(1-[.B24]))+0.5))" office:value-type="float" office:value="-17.6076452879729" calcext:value-type="float">
            <text:p>-17.6076452879729</text:p>
          </table:table-cell>
          <table:table-cell table:formula="of:=IF([.B24]=0;0;IF([.B24]=1;1;[.C24]+0.00378648272348919 ))" office:value-type="float" office:value="-17.6038588052494" calcext:value-type="float">
            <text:p>-17.6038588052494</text:p>
          </table:table-cell>
          <table:table-cell table:formula="of:=IF([.B24]=0;0;IF([.B24]=1;1;1/(1+EXP(-[.D24]+0.5))))" office:value-type="float" office:value="0.00000001372758096227" calcext:value-type="float">
            <text:p>1.37275809622677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633328" calcext:value-type="float">
            <text:p>0.00000633328</text:p>
          </table:table-cell>
          <table:table-cell table:formula="of:=IF([.B25]=0;0;IF([.B25]=1;1;LN([.B25]/(1-[.B25]))+0.5))" office:value-type="float" office:value="-11.469685955254" calcext:value-type="float">
            <text:p>-11.469685955254</text:p>
          </table:table-cell>
          <table:table-cell table:formula="of:=IF([.B25]=0;0;IF([.B25]=1;1;[.C25]+0.00378648272348919 ))" office:value-type="float" office:value="-11.4658994725305" calcext:value-type="float">
            <text:p>-11.4658994725305</text:p>
          </table:table-cell>
          <table:table-cell table:formula="of:=IF([.B25]=0;0;IF([.B25]=1;1;1/(1+EXP(-[.D25]+0.5))))" office:value-type="float" office:value="0.00000635730616146588" calcext:value-type="float">
            <text:p>6.35730616146588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6]=0;0;IF([.B26]=1;1;LN([.B26]/(1-[.B26]))+0.5))" office:value-type="float" office:value="0" calcext:value-type="float">
            <text:p>0</text:p>
          </table:table-cell>
          <table:table-cell table:formula="of:=IF([.B26]=0;0;IF([.B26]=1;1;[.C26]+0.00378648272348919 ))" office:value-type="float" office:value="0" calcext:value-type="float">
            <text:p>0</text:p>
          </table:table-cell>
          <table:table-cell table:formula="of:=IF([.B26]=0;0;IF([.B26]=1;1;1/(1+EXP(-[.D26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269225" calcext:value-type="float">
            <text:p>0.00000269225</text:p>
          </table:table-cell>
          <table:table-cell table:formula="of:=IF([.B27]=0;0;IF([.B27]=1;1;LN([.B27]/(1-[.B27]))+0.5))" office:value-type="float" office:value="-12.3251305904838" calcext:value-type="float">
            <text:p>-12.3251305904838</text:p>
          </table:table-cell>
          <table:table-cell table:formula="of:=IF([.B27]=0;0;IF([.B27]=1;1;[.C27]+0.00378648272348919 ))" office:value-type="float" office:value="-12.3213441077603" calcext:value-type="float">
            <text:p>-12.3213441077603</text:p>
          </table:table-cell>
          <table:table-cell table:formula="of:=IF([.B27]=0;0;IF([.B27]=1;1;1/(1+EXP(-[.D27]+0.5))))" office:value-type="float" office:value="0.00000270246345489532" calcext:value-type="float">
            <text:p>2.70246345489532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8]=0;0;IF([.B28]=1;1;LN([.B28]/(1-[.B28]))+0.5))" office:value-type="float" office:value="0" calcext:value-type="float">
            <text:p>0</text:p>
          </table:table-cell>
          <table:table-cell table:formula="of:=IF([.B28]=0;0;IF([.B28]=1;1;[.C28]+0.00378648272348919 ))" office:value-type="float" office:value="0" calcext:value-type="float">
            <text:p>0</text:p>
          </table:table-cell>
          <table:table-cell table:formula="of:=IF([.B28]=0;0;IF([.B28]=1;1;1/(1+EXP(-[.D28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9]=0;0;IF([.B29]=1;1;LN([.B29]/(1-[.B29]))+0.5))" office:value-type="float" office:value="0" calcext:value-type="float">
            <text:p>0</text:p>
          </table:table-cell>
          <table:table-cell table:formula="of:=IF([.B29]=0;0;IF([.B29]=1;1;[.C29]+0.00378648272348919 ))" office:value-type="float" office:value="0" calcext:value-type="float">
            <text:p>0</text:p>
          </table:table-cell>
          <table:table-cell table:formula="of:=IF([.B29]=0;0;IF([.B29]=1;1;1/(1+EXP(-[.D29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707502" calcext:value-type="float">
            <text:p>7.08E-09</text:p>
          </table:table-cell>
          <table:table-cell table:formula="of:=IF([.B30]=0;0;IF([.B30]=1;1;LN([.B30]/(1-[.B30]))+0.5))" office:value-type="float" office:value="-18.266695559491" calcext:value-type="float">
            <text:p>-18.266695559491</text:p>
          </table:table-cell>
          <table:table-cell table:formula="of:=IF([.B30]=0;0;IF([.B30]=1;1;[.C30]+0.00378648272348919 ))" office:value-type="float" office:value="-18.2629090767675" calcext:value-type="float">
            <text:p>-18.2629090767675</text:p>
          </table:table-cell>
          <table:table-cell table:formula="of:=IF([.B30]=0;0;IF([.B30]=1;1;1/(1+EXP(-[.D30]+0.5))))" office:value-type="float" office:value="0.00000000710186022376" calcext:value-type="float">
            <text:p>7.10186022376149E-0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31853" calcext:value-type="float">
            <text:p>0.000131853</text:p>
          </table:table-cell>
          <table:table-cell table:formula="of:=IF([.B31]=0;0;IF([.B31]=1;1;LN([.B31]/(1-[.B31]))+0.5))" office:value-type="float" office:value="-8.4336910306019" calcext:value-type="float">
            <text:p>-8.4336910306019</text:p>
          </table:table-cell>
          <table:table-cell table:formula="of:=IF([.B31]=0;0;IF([.B31]=1;1;[.C31]+0.00378648272348919 ))" office:value-type="float" office:value="-8.42990454787841" calcext:value-type="float">
            <text:p>-8.42990454787841</text:p>
          </table:table-cell>
          <table:table-cell table:formula="of:=IF([.B31]=0;0;IF([.B31]=1;1;1/(1+EXP(-[.D31]+0.5))))" office:value-type="float" office:value="0.000132353139314908" calcext:value-type="float">
            <text:p>0.0001323531393149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52789" calcext:value-type="float">
            <text:p>0.0252789</text:p>
          </table:table-cell>
          <table:table-cell table:formula="of:=IF([.B32]=0;0;IF([.B32]=1;1;LN([.B32]/(1-[.B32]))+0.5))" office:value-type="float" office:value="-3.1521813231216" calcext:value-type="float">
            <text:p>-3.1521813231216</text:p>
          </table:table-cell>
          <table:table-cell table:formula="of:=IF([.B32]=0;0;IF([.B32]=1;1;[.C32]+0.00378648272348919 ))" office:value-type="float" office:value="-3.14839484039811" calcext:value-type="float">
            <text:p>-3.14839484039811</text:p>
          </table:table-cell>
          <table:table-cell table:formula="of:=IF([.B32]=0;0;IF([.B32]=1;1;1/(1+EXP(-[.D32]+0.5))))" office:value-type="float" office:value="0.0253723663656751" calcext:value-type="float">
            <text:p>0.025372366365675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857954" calcext:value-type="float">
            <text:p>8.58E-08</text:p>
          </table:table-cell>
          <table:table-cell table:formula="of:=IF([.B33]=0;0;IF([.B33]=1;1;LN([.B33]/(1-[.B33]))+0.5))" office:value-type="float" office:value="-15.7713003591479" calcext:value-type="float">
            <text:p>-15.7713003591479</text:p>
          </table:table-cell>
          <table:table-cell table:formula="of:=IF([.B33]=0;0;IF([.B33]=1;1;[.C33]+0.00378648272348919 ))" office:value-type="float" office:value="-15.7675138764244" calcext:value-type="float">
            <text:p>-15.7675138764244</text:p>
          </table:table-cell>
          <table:table-cell table:formula="of:=IF([.B33]=0;0;IF([.B33]=1;1;1/(1+EXP(-[.D33]+0.5))))" office:value-type="float" office:value="0.00000008612087859253" calcext:value-type="float">
            <text:p>8.61208785925335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894467" calcext:value-type="float">
            <text:p>8.94E-10</text:p>
          </table:table-cell>
          <table:table-cell table:formula="of:=IF([.B34]=0;0;IF([.B34]=1;1;LN([.B34]/(1-[.B34]))+0.5))" office:value-type="float" office:value="-20.3347931048843" calcext:value-type="float">
            <text:p>-20.3347931048843</text:p>
          </table:table-cell>
          <table:table-cell table:formula="of:=IF([.B34]=0;0;IF([.B34]=1;1;[.C34]+0.00378648272348919 ))" office:value-type="float" office:value="-20.3310066221609" calcext:value-type="float">
            <text:p>-20.3310066221609</text:p>
          </table:table-cell>
          <table:table-cell table:formula="of:=IF([.B34]=0;0;IF([.B34]=1;1;1/(1+EXP(-[.D34]+0.5))))" office:value-type="float" office:value="0.00000000089786030413" calcext:value-type="float">
            <text:p>8.97860304128641E-1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367713" calcext:value-type="float">
            <text:p>3.68E-05</text:p>
          </table:table-cell>
          <table:table-cell table:formula="of:=IF([.B35]=0;0;IF([.B35]=1;1;LN([.B35]/(1-[.B35]))+0.5))" office:value-type="float" office:value="-9.71075613639109" calcext:value-type="float">
            <text:p>-9.71075613639109</text:p>
          </table:table-cell>
          <table:table-cell table:formula="of:=IF([.B35]=0;0;IF([.B35]=1;1;[.C35]+0.00378648272348919 ))" office:value-type="float" office:value="-9.7069696536676" calcext:value-type="float">
            <text:p>-9.7069696536676</text:p>
          </table:table-cell>
          <table:table-cell table:formula="of:=IF([.B35]=0;0;IF([.B35]=1;1;1/(1+EXP(-[.D35]+0.5))))" office:value-type="float" office:value="0.0000369107926795834" calcext:value-type="float">
            <text:p>3.69107926795834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120736" calcext:value-type="float">
            <text:p>1.21E-08</text:p>
          </table:table-cell>
          <table:table-cell table:formula="of:=IF([.B36]=0;0;IF([.B36]=1;1;LN([.B36]/(1-[.B36]))+0.5))" office:value-type="float" office:value="-17.732244574085" calcext:value-type="float">
            <text:p>-17.732244574085</text:p>
          </table:table-cell>
          <table:table-cell table:formula="of:=IF([.B36]=0;0;IF([.B36]=1;1;[.C36]+0.00378648272348919 ))" office:value-type="float" office:value="-17.7284580913615" calcext:value-type="float">
            <text:p>-17.7284580913615</text:p>
          </table:table-cell>
          <table:table-cell table:formula="of:=IF([.B36]=0;0;IF([.B36]=1;1;1/(1+EXP(-[.D36]+0.5))))" office:value-type="float" office:value="0.00000001211940313893" calcext:value-type="float">
            <text:p>1.21194031389284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26098" calcext:value-type="float">
            <text:p>2.61E-08</text:p>
          </table:table-cell>
          <table:table-cell table:formula="of:=IF([.B37]=0;0;IF([.B37]=1;1;LN([.B37]/(1-[.B37]))+0.5))" office:value-type="float" office:value="-16.9614071278084" calcext:value-type="float">
            <text:p>-16.9614071278084</text:p>
          </table:table-cell>
          <table:table-cell table:formula="of:=IF([.B37]=0;0;IF([.B37]=1;1;[.C37]+0.00378648272348919 ))" office:value-type="float" office:value="-16.9576206450849" calcext:value-type="float">
            <text:p>-16.9576206450849</text:p>
          </table:table-cell>
          <table:table-cell table:formula="of:=IF([.B37]=0;0;IF([.B37]=1;1;1/(1+EXP(-[.D37]+0.5))))" office:value-type="float" office:value="0.00000002619700694929" calcext:value-type="float">
            <text:p>2.6197006949288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8]=0;0;IF([.B38]=1;1;LN([.B38]/(1-[.B38]))+0.5))" office:value-type="float" office:value="0" calcext:value-type="float">
            <text:p>0</text:p>
          </table:table-cell>
          <table:table-cell table:formula="of:=IF([.B38]=0;0;IF([.B38]=1;1;[.C38]+0.00378648272348919 ))" office:value-type="float" office:value="0" calcext:value-type="float">
            <text:p>0</text:p>
          </table:table-cell>
          <table:table-cell table:formula="of:=IF([.B38]=0;0;IF([.B38]=1;1;1/(1+EXP(-[.D38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326282" calcext:value-type="float">
            <text:p>3.26E-05</text:p>
          </table:table-cell>
          <table:table-cell table:formula="of:=IF([.B39]=0;0;IF([.B39]=1;1;LN([.B39]/(1-[.B39]))+0.5))" office:value-type="float" office:value="-9.83030098410787" calcext:value-type="float">
            <text:p>-9.83030098410787</text:p>
          </table:table-cell>
          <table:table-cell table:formula="of:=IF([.B39]=0;0;IF([.B39]=1;1;[.C39]+0.00378648272348919 ))" office:value-type="float" office:value="-9.82651450138438" calcext:value-type="float">
            <text:p>-9.82651450138438</text:p>
          </table:table-cell>
          <table:table-cell table:formula="of:=IF([.B39]=0;0;IF([.B39]=1;1;1/(1+EXP(-[.D39]+0.5))))" office:value-type="float" office:value="0.0000327519762596672" calcext:value-type="float">
            <text:p>3.27519762596672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0]=0;0;IF([.B40]=1;1;LN([.B40]/(1-[.B40]))+0.5))" office:value-type="float" office:value="0" calcext:value-type="float">
            <text:p>0</text:p>
          </table:table-cell>
          <table:table-cell table:formula="of:=IF([.B40]=0;0;IF([.B40]=1;1;[.C40]+0.00378648272348919 ))" office:value-type="float" office:value="0" calcext:value-type="float">
            <text:p>0</text:p>
          </table:table-cell>
          <table:table-cell table:formula="of:=IF([.B40]=0;0;IF([.B40]=1;1;1/(1+EXP(-[.D40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15229" calcext:value-type="float">
            <text:p>4.15E-09</text:p>
          </table:table-cell>
          <table:table-cell table:formula="of:=IF([.B41]=0;0;IF([.B41]=1;1;LN([.B41]/(1-[.B41]))+0.5))" office:value-type="float" office:value="-18.7996058435122" calcext:value-type="float">
            <text:p>-18.7996058435122</text:p>
          </table:table-cell>
          <table:table-cell table:formula="of:=IF([.B41]=0;0;IF([.B41]=1;1;[.C41]+0.00378648272348919 ))" office:value-type="float" office:value="-18.7958193607887" calcext:value-type="float">
            <text:p>-18.7958193607887</text:p>
          </table:table-cell>
          <table:table-cell table:formula="of:=IF([.B41]=0;0;IF([.B41]=1;1;1/(1+EXP(-[.D41]+0.5))))" office:value-type="float" office:value="0.00000000416804237852" calcext:value-type="float">
            <text:p>4.16804237851618E-09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64969" calcext:value-type="float">
            <text:p>2.65E-12</text:p>
          </table:table-cell>
          <table:table-cell table:formula="of:=IF([.B42]=0;0;IF([.B42]=1;1;LN([.B42]/(1-[.B42]))+0.5))" office:value-type="float" office:value="-26.1565784639027" calcext:value-type="float">
            <text:p>-26.1565784639027</text:p>
          </table:table-cell>
          <table:table-cell table:formula="of:=IF([.B42]=0;0;IF([.B42]=1;1;[.C42]+0.00378648272348919 ))" office:value-type="float" office:value="-26.1527919811792" calcext:value-type="float">
            <text:p>-26.1527919811792</text:p>
          </table:table-cell>
          <table:table-cell table:formula="of:=IF([.B42]=0;0;IF([.B42]=1;1;1/(1+EXP(-[.D42]+0.5))))" office:value-type="float" office:value="0.00000000000265974202" calcext:value-type="float">
            <text:p>2.65974202430573E-1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56304" calcext:value-type="float">
            <text:p>1.56E-06</text:p>
          </table:table-cell>
          <table:table-cell table:formula="of:=IF([.B43]=0;0;IF([.B43]=1;1;LN([.B43]/(1-[.B43]))+0.5))" office:value-type="float" office:value="-12.8688763520006" calcext:value-type="float">
            <text:p>-12.8688763520006</text:p>
          </table:table-cell>
          <table:table-cell table:formula="of:=IF([.B43]=0;0;IF([.B43]=1;1;[.C43]+0.00378648272348919 ))" office:value-type="float" office:value="-12.8650898692771" calcext:value-type="float">
            <text:p>-12.8650898692771</text:p>
          </table:table-cell>
          <table:table-cell table:formula="of:=IF([.B43]=0;0;IF([.B43]=1;1;1/(1+EXP(-[.D43]+0.5))))" office:value-type="float" office:value="0.00000156896963381364" calcext:value-type="float">
            <text:p>1.56896963381364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172092" calcext:value-type="float">
            <text:p>1.72E-06</text:p>
          </table:table-cell>
          <table:table-cell table:formula="of:=IF([.B44]=0;0;IF([.B44]=1;1;LN([.B44]/(1-[.B44]))+0.5))" office:value-type="float" office:value="-12.7726498054958" calcext:value-type="float">
            <text:p>-12.7726498054958</text:p>
          </table:table-cell>
          <table:table-cell table:formula="of:=IF([.B44]=0;0;IF([.B44]=1;1;[.C44]+0.00378648272348919 ))" office:value-type="float" office:value="-12.7688633227723" calcext:value-type="float">
            <text:p>-12.7688633227723</text:p>
          </table:table-cell>
          <table:table-cell table:formula="of:=IF([.B44]=0;0;IF([.B44]=1;1;1/(1+EXP(-[.D44]+0.5))))" office:value-type="float" office:value="0.00000172744857495994" calcext:value-type="float">
            <text:p>1.72744857495994E-06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70214" calcext:value-type="float">
            <text:p>1.70E-05</text:p>
          </table:table-cell>
          <table:table-cell table:formula="of:=IF([.B45]=0;0;IF([.B45]=1;1;LN([.B45]/(1-[.B45]))+0.5))" office:value-type="float" office:value="-10.4810221604878" calcext:value-type="float">
            <text:p>-10.4810221604878</text:p>
          </table:table-cell>
          <table:table-cell table:formula="of:=IF([.B45]=0;0;IF([.B45]=1;1;[.C45]+0.00378648272348919 ))" office:value-type="float" office:value="-10.4772356777643" calcext:value-type="float">
            <text:p>-10.4772356777643</text:p>
          </table:table-cell>
          <table:table-cell table:formula="of:=IF([.B45]=0;0;IF([.B45]=1;1;1/(1+EXP(-[.D45]+0.5))))" office:value-type="float" office:value="0.0000170859723096348" calcext:value-type="float">
            <text:p>1.70859723096348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6]=0;0;IF([.B46]=1;1;LN([.B46]/(1-[.B46]))+0.5))" office:value-type="float" office:value="0" calcext:value-type="float">
            <text:p>0</text:p>
          </table:table-cell>
          <table:table-cell table:formula="of:=IF([.B46]=0;0;IF([.B46]=1;1;[.C46]+0.00378648272348919 ))" office:value-type="float" office:value="0" calcext:value-type="float">
            <text:p>0</text:p>
          </table:table-cell>
          <table:table-cell table:formula="of:=IF([.B46]=0;0;IF([.B46]=1;1;1/(1+EXP(-[.D4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0;IF([.B47]=1;1;LN([.B47]/(1-[.B47]))+0.5))" office:value-type="float" office:value="0" calcext:value-type="float">
            <text:p>0</text:p>
          </table:table-cell>
          <table:table-cell table:formula="of:=IF([.B47]=0;0;IF([.B47]=1;1;[.C47]+0.00378648272348919 ))" office:value-type="float" office:value="0" calcext:value-type="float">
            <text:p>0</text:p>
          </table:table-cell>
          <table:table-cell table:formula="of:=IF([.B47]=0;0;IF([.B47]=1;1;1/(1+EXP(-[.D4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1133" calcext:value-type="float">
            <text:p>5.11E-07</text:p>
          </table:table-cell>
          <table:table-cell table:formula="of:=IF([.B48]=0;0;IF([.B48]=1;1;LN([.B48]/(1-[.B48]))+0.5))" office:value-type="float" office:value="-13.9862501512833" calcext:value-type="float">
            <text:p>-13.9862501512833</text:p>
          </table:table-cell>
          <table:table-cell table:formula="of:=IF([.B48]=0;0;IF([.B48]=1;1;[.C48]+0.00378648272348919 ))" office:value-type="float" office:value="-13.9824636685598" calcext:value-type="float">
            <text:p>-13.9824636685598</text:p>
          </table:table-cell>
          <table:table-cell table:formula="of:=IF([.B48]=0;0;IF([.B48]=1;1;1/(1+EXP(-[.D48]+0.5))))" office:value-type="float" office:value="0.00000051326981143081" calcext:value-type="float">
            <text:p>5.13269811430811E-07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072" calcext:value-type="float">
            <text:p>1.01E-05</text:p>
          </table:table-cell>
          <table:table-cell table:formula="of:=IF([.B49]=0;0;IF([.B49]=1;1;LN([.B49]/(1-[.B49]))+0.5))" office:value-type="float" office:value="-11.0057411891715" calcext:value-type="float">
            <text:p>-11.0057411891715</text:p>
          </table:table-cell>
          <table:table-cell table:formula="of:=IF([.B49]=0;0;IF([.B49]=1;1;[.C49]+0.00378648272348919 ))" office:value-type="float" office:value="-11.001954706448" calcext:value-type="float">
            <text:p>-11.001954706448</text:p>
          </table:table-cell>
          <table:table-cell table:formula="of:=IF([.B49]=0;0;IF([.B49]=1;1;1/(1+EXP(-[.D49]+0.5))))" office:value-type="float" office:value="0.0000101102093623064" calcext:value-type="float">
            <text:p>1.01102093623064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014804" calcext:value-type="float">
            <text:p>1.48E-10</text:p>
          </table:table-cell>
          <table:table-cell table:formula="of:=IF([.B50]=0;0;IF([.B50]=1;1;LN([.B50]/(1-[.B50]))+0.5))" office:value-type="float" office:value="-22.1335386082626" calcext:value-type="float">
            <text:p>-22.1335386082626</text:p>
          </table:table-cell>
          <table:table-cell table:formula="of:=IF([.B50]=0;0;IF([.B50]=1;1;[.C50]+0.00378648272348919 ))" office:value-type="float" office:value="-22.1297521255391" calcext:value-type="float">
            <text:p>-22.1297521255391</text:p>
          </table:table-cell>
          <table:table-cell table:formula="of:=IF([.B50]=0;0;IF([.B50]=1;1;1/(1+EXP(-[.D50]+0.5))))" office:value-type="float" office:value="0.0000000001486016135" calcext:value-type="float">
            <text:p>1.48601613501203E-1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05378" calcext:value-type="float">
            <text:p>7.05E-08</text:p>
          </table:table-cell>
          <table:table-cell table:formula="of:=IF([.B51]=0;0;IF([.B51]=1;1;LN([.B51]/(1-[.B51]))+0.5))" office:value-type="float" office:value="-15.9671170300655" calcext:value-type="float">
            <text:p>-15.9671170300655</text:p>
          </table:table-cell>
          <table:table-cell table:formula="of:=IF([.B51]=0;0;IF([.B51]=1;1;[.C51]+0.00378648272348919 ))" office:value-type="float" office:value="-15.963330547342" calcext:value-type="float">
            <text:p>-15.963330547342</text:p>
          </table:table-cell>
          <table:table-cell table:formula="of:=IF([.B51]=0;0;IF([.B51]=1;1;1/(1+EXP(-[.D51]+0.5))))" office:value-type="float" office:value="0.00000007080539644708" calcext:value-type="float">
            <text:p>7.08053964470827E-08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13537" calcext:value-type="float">
            <text:p>6.14E-08</text:p>
          </table:table-cell>
          <table:table-cell table:formula="of:=IF([.B52]=0;0;IF([.B52]=1;1;LN([.B52]/(1-[.B52]))+0.5))" office:value-type="float" office:value="-16.1066102965559" calcext:value-type="float">
            <text:p>-16.1066102965559</text:p>
          </table:table-cell>
          <table:table-cell table:formula="of:=IF([.B52]=0;0;IF([.B52]=1;1;[.C52]+0.00378648272348919 ))" office:value-type="float" office:value="-16.1028238138324" calcext:value-type="float">
            <text:p>-16.1028238138324</text:p>
          </table:table-cell>
          <table:table-cell table:formula="of:=IF([.B52]=0;0;IF([.B52]=1;1;1/(1+EXP(-[.D52]+0.5))))" office:value-type="float" office:value="0.00000006158645509424" calcext:value-type="float">
            <text:p>6.15864550942434E-08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224745" calcext:value-type="float">
            <text:p>2.25E-10</text:p>
          </table:table-cell>
          <table:table-cell table:formula="of:=IF([.B53]=0;0;IF([.B53]=1;1;LN([.B53]/(1-[.B53]))+0.5))" office:value-type="float" office:value="-21.7160546895406" calcext:value-type="float">
            <text:p>-21.7160546895406</text:p>
          </table:table-cell>
          <table:table-cell table:formula="of:=IF([.B53]=0;0;IF([.B53]=1;1;[.C53]+0.00378648272348919 ))" office:value-type="float" office:value="-21.7122682068171" calcext:value-type="float">
            <text:p>-21.7122682068171</text:p>
          </table:table-cell>
          <table:table-cell table:formula="of:=IF([.B53]=0;0;IF([.B53]=1;1;1/(1+EXP(-[.D53]+0.5))))" office:value-type="float" office:value="0.00000000022559760623" calcext:value-type="float">
            <text:p>2.25597606230196E-10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975311" calcext:value-type="float">
            <text:p>9.75E-09</text:p>
          </table:table-cell>
          <table:table-cell table:formula="of:=IF([.B54]=0;0;IF([.B54]=1;1;LN([.B54]/(1-[.B54]))+0.5))" office:value-type="float" office:value="-17.9456796186861" calcext:value-type="float">
            <text:p>-17.9456796186861</text:p>
          </table:table-cell>
          <table:table-cell table:formula="of:=IF([.B54]=0;0;IF([.B54]=1;1;[.C54]+0.00378648272348919 ))" office:value-type="float" office:value="-17.9418931359626" calcext:value-type="float">
            <text:p>-17.9418931359626</text:p>
          </table:table-cell>
          <table:table-cell table:formula="of:=IF([.B54]=0;0;IF([.B54]=1;1;1/(1+EXP(-[.D54]+0.5))))" office:value-type="float" office:value="0.00000000979010998785" calcext:value-type="float">
            <text:p>9.79010998785401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0;IF([.B55]=1;1;LN([.B55]/(1-[.B55]))+0.5))" office:value-type="float" office:value="0" calcext:value-type="float">
            <text:p>0</text:p>
          </table:table-cell>
          <table:table-cell table:formula="of:=IF([.B55]=0;0;IF([.B55]=1;1;[.C55]+0.00378648272348919 ))" office:value-type="float" office:value="0" calcext:value-type="float">
            <text:p>0</text:p>
          </table:table-cell>
          <table:table-cell table:formula="of:=IF([.B55]=0;0;IF([.B55]=1;1;1/(1+EXP(-[.D5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228544" calcext:value-type="float">
            <text:p>2.29E-09</text:p>
          </table:table-cell>
          <table:table-cell table:formula="of:=IF([.B56]=0;0;IF([.B56]=1;1;LN([.B56]/(1-[.B56]))+0.5))" office:value-type="float" office:value="-19.3967072686771" calcext:value-type="float">
            <text:p>-19.3967072686771</text:p>
          </table:table-cell>
          <table:table-cell table:formula="of:=IF([.B56]=0;0;IF([.B56]=1;1;[.C56]+0.00378648272348919 ))" office:value-type="float" office:value="-19.3929207859536" calcext:value-type="float">
            <text:p>-19.3929207859536</text:p>
          </table:table-cell>
          <table:table-cell table:formula="of:=IF([.B56]=0;0;IF([.B56]=1;1;1/(1+EXP(-[.D56]+0.5))))" office:value-type="float" office:value="0.00000000229411018345" calcext:value-type="float">
            <text:p>2.2941101834466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0;IF([.B57]=1;1;LN([.B57]/(1-[.B57]))+0.5))" office:value-type="float" office:value="0" calcext:value-type="float">
            <text:p>0</text:p>
          </table:table-cell>
          <table:table-cell table:formula="of:=IF([.B57]=0;0;IF([.B57]=1;1;[.C57]+0.00378648272348919 ))" office:value-type="float" office:value="0" calcext:value-type="float">
            <text:p>0</text:p>
          </table:table-cell>
          <table:table-cell table:formula="of:=IF([.B57]=0;0;IF([.B57]=1;1;1/(1+EXP(-[.D5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659461" calcext:value-type="float">
            <text:p>6.59E-09</text:p>
          </table:table-cell>
          <table:table-cell table:formula="of:=IF([.B58]=0;0;IF([.B58]=1;1;LN([.B58]/(1-[.B58]))+0.5))" office:value-type="float" office:value="-18.33701318164" calcext:value-type="float">
            <text:p>-18.33701318164</text:p>
          </table:table-cell>
          <table:table-cell table:formula="of:=IF([.B58]=0;0;IF([.B58]=1;1;[.C58]+0.00378648272348919 ))" office:value-type="float" office:value="-18.3332266989165" calcext:value-type="float">
            <text:p>-18.3332266989165</text:p>
          </table:table-cell>
          <table:table-cell table:formula="of:=IF([.B58]=0;0;IF([.B58]=1;1;1/(1+EXP(-[.D58]+0.5))))" office:value-type="float" office:value="0.00000000661962771134" calcext:value-type="float">
            <text:p>6.61962771134289E-09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79695" calcext:value-type="float">
            <text:p>7.97E-07</text:p>
          </table:table-cell>
          <table:table-cell table:formula="of:=IF([.B59]=0;0;IF([.B59]=1;1;LN([.B59]/(1-[.B59]))+0.5))" office:value-type="float" office:value="-13.542473098431" calcext:value-type="float">
            <text:p>-13.542473098431</text:p>
          </table:table-cell>
          <table:table-cell table:formula="of:=IF([.B59]=0;0;IF([.B59]=1;1;[.C59]+0.00378648272348919 ))" office:value-type="float" office:value="-13.5386866157075" calcext:value-type="float">
            <text:p>-13.5386866157075</text:p>
          </table:table-cell>
          <table:table-cell table:formula="of:=IF([.B59]=0;0;IF([.B59]=1;1;1/(1+EXP(-[.D59]+0.5))))" office:value-type="float" office:value="0.00000079997335532154" calcext:value-type="float">
            <text:p>7.99973355321535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595786" calcext:value-type="float">
            <text:p>5.96E-07</text:p>
          </table:table-cell>
          <table:table-cell table:formula="of:=IF([.B60]=0;0;IF([.B60]=1;1;LN([.B60]/(1-[.B60]))+0.5))" office:value-type="float" office:value="-13.8333836989752" calcext:value-type="float">
            <text:p>-13.8333836989752</text:p>
          </table:table-cell>
          <table:table-cell table:formula="of:=IF([.B60]=0;0;IF([.B60]=1;1;[.C60]+0.00378648272348919 ))" office:value-type="float" office:value="-13.8295972162517" calcext:value-type="float">
            <text:p>-13.8295972162517</text:p>
          </table:table-cell>
          <table:table-cell table:formula="of:=IF([.B60]=0;0;IF([.B60]=1;1;1/(1+EXP(-[.D60]+0.5))))" office:value-type="float" office:value="0.00000059804620846643" calcext:value-type="float">
            <text:p>5.98046208466431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57869" calcext:value-type="float">
            <text:p>1.58E-07</text:p>
          </table:table-cell>
          <table:table-cell table:formula="of:=IF([.B61]=0;0;IF([.B61]=1;1;LN([.B61]/(1-[.B61]))+0.5))" office:value-type="float" office:value="-15.1615001038795" calcext:value-type="float">
            <text:p>-15.1615001038795</text:p>
          </table:table-cell>
          <table:table-cell table:formula="of:=IF([.B61]=0;0;IF([.B61]=1;1;[.C61]+0.00378648272348919 ))" office:value-type="float" office:value="-15.157713621156" calcext:value-type="float">
            <text:p>-15.157713621156</text:p>
          </table:table-cell>
          <table:table-cell table:formula="of:=IF([.B61]=0;0;IF([.B61]=1;1;1/(1+EXP(-[.D61]+0.5))))" office:value-type="float" office:value="0.00000015846790129549" calcext:value-type="float">
            <text:p>1.58467901295492E-07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248448" calcext:value-type="float">
            <text:p>2.48E-10</text:p>
          </table:table-cell>
          <table:table-cell table:formula="of:=IF([.B62]=0;0;IF([.B62]=1;1;LN([.B62]/(1-[.B62]))+0.5))" office:value-type="float" office:value="-21.6157875475736" calcext:value-type="float">
            <text:p>-21.6157875475736</text:p>
          </table:table-cell>
          <table:table-cell table:formula="of:=IF([.B62]=0;0;IF([.B62]=1;1;[.C62]+0.00378648272348919 ))" office:value-type="float" office:value="-21.6120010648501" calcext:value-type="float">
            <text:p>-21.6120010648501</text:p>
          </table:table-cell>
          <table:table-cell table:formula="of:=IF([.B62]=0;0;IF([.B62]=1;1;1/(1+EXP(-[.D62]+0.5))))" office:value-type="float" office:value="0.00000000024939052737" calcext:value-type="float">
            <text:p>2.49390527365123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0;IF([.B63]=1;1;LN([.B63]/(1-[.B63]))+0.5))" office:value-type="float" office:value="0" calcext:value-type="float">
            <text:p>0</text:p>
          </table:table-cell>
          <table:table-cell table:formula="of:=IF([.B63]=0;0;IF([.B63]=1;1;[.C63]+0.00378648272348919 ))" office:value-type="float" office:value="0" calcext:value-type="float">
            <text:p>0</text:p>
          </table:table-cell>
          <table:table-cell table:formula="of:=IF([.B63]=0;0;IF([.B63]=1;1;1/(1+EXP(-[.D6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14039" calcext:value-type="float">
            <text:p>1.40E-10</text:p>
          </table:table-cell>
          <table:table-cell table:formula="of:=IF([.B64]=0;0;IF([.B64]=1;1;LN([.B64]/(1-[.B64]))+0.5))" office:value-type="float" office:value="-22.1865968518043" calcext:value-type="float">
            <text:p>-22.1865968518043</text:p>
          </table:table-cell>
          <table:table-cell table:formula="of:=IF([.B64]=0;0;IF([.B64]=1;1;[.C64]+0.00378648272348919 ))" office:value-type="float" office:value="-22.1828103690808" calcext:value-type="float">
            <text:p>-22.1828103690808</text:p>
          </table:table-cell>
          <table:table-cell table:formula="of:=IF([.B64]=0;0;IF([.B64]=1;1;1/(1+EXP(-[.D64]+0.5))))" office:value-type="float" office:value="0.000000000140922592" calcext:value-type="float">
            <text:p>1.40922591998341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00490489" calcext:value-type="float">
            <text:p>4.90E-11</text:p>
          </table:table-cell>
          <table:table-cell table:formula="of:=IF([.B65]=0;0;IF([.B65]=1;1;LN([.B65]/(1-[.B65]))+0.5))" office:value-type="float" office:value="-23.2382033562154" calcext:value-type="float">
            <text:p>-23.2382033562154</text:p>
          </table:table-cell>
          <table:table-cell table:formula="of:=IF([.B65]=0;0;IF([.B65]=1;1;[.C65]+0.00378648272348919 ))" office:value-type="float" office:value="-23.2344168734919" calcext:value-type="float">
            <text:p>-23.2344168734919</text:p>
          </table:table-cell>
          <table:table-cell table:formula="of:=IF([.B65]=0;0;IF([.B65]=1;1;1/(1+EXP(-[.D65]+0.5))))" office:value-type="float" office:value="0.00000000004923497487" calcext:value-type="float">
            <text:p>4.92349748747764E-11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539368" calcext:value-type="float">
            <text:p>5.39E-10</text:p>
          </table:table-cell>
          <table:table-cell table:formula="of:=IF([.B66]=0;0;IF([.B66]=1;1;LN([.B66]/(1-[.B66]))+0.5))" office:value-type="float" office:value="-20.8406230316195" calcext:value-type="float">
            <text:p>-20.8406230316195</text:p>
          </table:table-cell>
          <table:table-cell table:formula="of:=IF([.B66]=0;0;IF([.B66]=1;1;[.C66]+0.00378648272348919 ))" office:value-type="float" office:value="-20.836836548896" calcext:value-type="float">
            <text:p>-20.836836548896</text:p>
          </table:table-cell>
          <table:table-cell table:formula="of:=IF([.B66]=0;0;IF([.B66]=1;1;1/(1+EXP(-[.D66]+0.5))))" office:value-type="float" office:value="0.00000000054141417908" calcext:value-type="float">
            <text:p>5.41414179078613E-1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135649" calcext:value-type="float">
            <text:p>1.36E-07</text:p>
          </table:table-cell>
          <table:table-cell table:formula="of:=IF([.B67]=0;0;IF([.B67]=1;1;LN([.B67]/(1-[.B67]))+0.5))" office:value-type="float" office:value="-15.3131950341326" calcext:value-type="float">
            <text:p>-15.3131950341326</text:p>
          </table:table-cell>
          <table:table-cell table:formula="of:=IF([.B67]=0;0;IF([.B67]=1;1;[.C67]+0.00378648272348919 ))" office:value-type="float" office:value="-15.3094085514092" calcext:value-type="float">
            <text:p>-15.3094085514092</text:p>
          </table:table-cell>
          <table:table-cell table:formula="of:=IF([.B67]=0;0;IF([.B67]=1;1;1/(1+EXP(-[.D67]+0.5))))" office:value-type="float" office:value="0.00000013616360618389" calcext:value-type="float">
            <text:p>1.36163606183888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103666" calcext:value-type="float">
            <text:p>1.04E-08</text:p>
          </table:table-cell>
          <table:table-cell table:formula="of:=IF([.B68]=0;0;IF([.B68]=1;1;LN([.B68]/(1-[.B68]))+0.5))" office:value-type="float" office:value="-17.8846767269516" calcext:value-type="float">
            <text:p>-17.8846767269516</text:p>
          </table:table-cell>
          <table:table-cell table:formula="of:=IF([.B68]=0;0;IF([.B68]=1;1;[.C68]+0.00378648272348919 ))" office:value-type="float" office:value="-17.8808902442281" calcext:value-type="float">
            <text:p>-17.8808902442281</text:p>
          </table:table-cell>
          <table:table-cell table:formula="of:=IF([.B68]=0;0;IF([.B68]=1;1;1/(1+EXP(-[.D68]+0.5))))" office:value-type="float" office:value="0.00000001040592736059" calcext:value-type="float">
            <text:p>1.04059273605907E-08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40201" calcext:value-type="float">
            <text:p>1.40E-05</text:p>
          </table:table-cell>
          <table:table-cell table:formula="of:=IF([.B69]=0;0;IF([.B69]=1;1;LN([.B69]/(1-[.B69]))+0.5))" office:value-type="float" office:value="-10.6750045235174" calcext:value-type="float">
            <text:p>-10.6750045235174</text:p>
          </table:table-cell>
          <table:table-cell table:formula="of:=IF([.B69]=0;0;IF([.B69]=1;1;[.C69]+0.00378648272348919 ))" office:value-type="float" office:value="-10.6712180407939" calcext:value-type="float">
            <text:p>-10.6712180407939</text:p>
          </table:table-cell>
          <table:table-cell table:formula="of:=IF([.B69]=0;0;IF([.B69]=1;1;1/(1+EXP(-[.D69]+0.5))))" office:value-type="float" office:value="0.0000140732867511352" calcext:value-type="float">
            <text:p>1.40732867511352E-05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248295" calcext:value-type="float">
            <text:p>2.48E-05</text:p>
          </table:table-cell>
          <table:table-cell table:formula="of:=IF([.B70]=0;0;IF([.B70]=1;1;LN([.B70]/(1-[.B70]))+0.5))" office:value-type="float" office:value="-10.1034532657698" calcext:value-type="float">
            <text:p>-10.1034532657698</text:p>
          </table:table-cell>
          <table:table-cell table:formula="of:=IF([.B70]=0;0;IF([.B70]=1;1;[.C70]+0.00378648272348919 ))" office:value-type="float" office:value="-10.0996667830463" calcext:value-type="float">
            <text:p>-10.0996667830463</text:p>
          </table:table-cell>
          <table:table-cell table:formula="of:=IF([.B70]=0;0;IF([.B70]=1;1;1/(1+EXP(-[.D70]+0.5))))" office:value-type="float" office:value="0.0000249236923458505" calcext:value-type="float">
            <text:p>2.49236923458505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626559" calcext:value-type="float">
            <text:p>6.27E-08</text:p>
          </table:table-cell>
          <table:table-cell table:formula="of:=IF([.B71]=0;0;IF([.B71]=1;1;LN([.B71]/(1-[.B71]))+0.5))" office:value-type="float" office:value="-16.0856079234001" calcext:value-type="float">
            <text:p>-16.0856079234001</text:p>
          </table:table-cell>
          <table:table-cell table:formula="of:=IF([.B71]=0;0;IF([.B71]=1;1;[.C71]+0.00378648272348919 ))" office:value-type="float" office:value="-16.0818214406766" calcext:value-type="float">
            <text:p>-16.0818214406766</text:p>
          </table:table-cell>
          <table:table-cell table:formula="of:=IF([.B71]=0;0;IF([.B71]=1;1;1/(1+EXP(-[.D71]+0.5))))" office:value-type="float" office:value="0.00000006289359519834" calcext:value-type="float">
            <text:p>6.28935951983392E-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2]=0;0;IF([.B72]=1;1;LN([.B72]/(1-[.B72]))+0.5))" office:value-type="float" office:value="0" calcext:value-type="float">
            <text:p>0</text:p>
          </table:table-cell>
          <table:table-cell table:formula="of:=IF([.B72]=0;0;IF([.B72]=1;1;[.C72]+0.00378648272348919 ))" office:value-type="float" office:value="0" calcext:value-type="float">
            <text:p>0</text:p>
          </table:table-cell>
          <table:table-cell table:formula="of:=IF([.B72]=0;0;IF([.B72]=1;1;1/(1+EXP(-[.D7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62195" calcext:value-type="float">
            <text:p>7.62E-08</text:p>
          </table:table-cell>
          <table:table-cell table:formula="of:=IF([.B73]=0;0;IF([.B73]=1;1;LN([.B73]/(1-[.B73]))+0.5))" office:value-type="float" office:value="-15.8896484252607" calcext:value-type="float">
            <text:p>-15.8896484252607</text:p>
          </table:table-cell>
          <table:table-cell table:formula="of:=IF([.B73]=0;0;IF([.B73]=1;1;[.C73]+0.00378648272348919 ))" office:value-type="float" office:value="-15.8858619425372" calcext:value-type="float">
            <text:p>-15.8858619425372</text:p>
          </table:table-cell>
          <table:table-cell table:formula="of:=IF([.B73]=0;0;IF([.B73]=1;1;1/(1+EXP(-[.D73]+0.5))))" office:value-type="float" office:value="0.0000000765086508848" calcext:value-type="float">
            <text:p>7.65086508848032E-08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452708" calcext:value-type="float">
            <text:p>4.53E-08</text:p>
          </table:table-cell>
          <table:table-cell table:formula="of:=IF([.B74]=0;0;IF([.B74]=1;1;LN([.B74]/(1-[.B74]))+0.5))" office:value-type="float" office:value="-16.4106035586366" calcext:value-type="float">
            <text:p>-16.4106035586366</text:p>
          </table:table-cell>
          <table:table-cell table:formula="of:=IF([.B74]=0;0;IF([.B74]=1;1;[.C74]+0.00378648272348919 ))" office:value-type="float" office:value="-16.4068170759131" calcext:value-type="float">
            <text:p>-16.4068170759131</text:p>
          </table:table-cell>
          <table:table-cell table:formula="of:=IF([.B74]=0;0;IF([.B74]=1;1;1/(1+EXP(-[.D74]+0.5))))" office:value-type="float" office:value="0.00000004544254203822" calcext:value-type="float">
            <text:p>4.5442542038224E-08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225667" calcext:value-type="float">
            <text:p>2.26E-06</text:p>
          </table:table-cell>
          <table:table-cell table:formula="of:=IF([.B75]=0;0;IF([.B75]=1;1;LN([.B75]/(1-[.B75]))+0.5))" office:value-type="float" office:value="-12.5016180259319" calcext:value-type="float">
            <text:p>-12.5016180259319</text:p>
          </table:table-cell>
          <table:table-cell table:formula="of:=IF([.B75]=0;0;IF([.B75]=1;1;[.C75]+0.00378648272348919 ))" office:value-type="float" office:value="-12.4978315432084" calcext:value-type="float">
            <text:p>-12.4978315432084</text:p>
          </table:table-cell>
          <table:table-cell table:formula="of:=IF([.B75]=0;0;IF([.B75]=1;1;1/(1+EXP(-[.D75]+0.5))))" office:value-type="float" office:value="0.00000226523102046101" calcext:value-type="float">
            <text:p>2.26523102046101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0644987" calcext:value-type="float">
            <text:p>6.45E-09</text:p>
          </table:table-cell>
          <table:table-cell table:formula="of:=IF([.B76]=0;0;IF([.B76]=1;1;LN([.B76]/(1-[.B76]))+0.5))" office:value-type="float" office:value="-18.3592058549307" calcext:value-type="float">
            <text:p>-18.3592058549307</text:p>
          </table:table-cell>
          <table:table-cell table:formula="of:=IF([.B76]=0;0;IF([.B76]=1;1;[.C76]+0.00378648272348919 ))" office:value-type="float" office:value="-18.3554193722072" calcext:value-type="float">
            <text:p>-18.3554193722072</text:p>
          </table:table-cell>
          <table:table-cell table:formula="of:=IF([.B76]=0;0;IF([.B76]=1;1;1/(1+EXP(-[.D76]+0.5))))" office:value-type="float" office:value="0.00000000647433861693" calcext:value-type="float">
            <text:p>6.47433861692846E-09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18093" calcext:value-type="float">
            <text:p>1.81E-09</text:p>
          </table:table-cell>
          <table:table-cell table:formula="of:=IF([.B77]=0;0;IF([.B77]=1;1;LN([.B77]/(1-[.B77]))+0.5))" office:value-type="float" office:value="-19.6303258049942" calcext:value-type="float">
            <text:p>-19.6303258049942</text:p>
          </table:table-cell>
          <table:table-cell table:formula="of:=IF([.B77]=0;0;IF([.B77]=1;1;[.C77]+0.00378648272348919 ))" office:value-type="float" office:value="-19.6265393222707" calcext:value-type="float">
            <text:p>-19.6265393222707</text:p>
          </table:table-cell>
          <table:table-cell table:formula="of:=IF([.B77]=0;0;IF([.B77]=1;1;1/(1+EXP(-[.D77]+0.5))))" office:value-type="float" office:value="0.00000000181616386994" calcext:value-type="float">
            <text:p>1.81616386994077E-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8]=0;0;IF([.B78]=1;1;LN([.B78]/(1-[.B78]))+0.5))" office:value-type="float" office:value="0" calcext:value-type="float">
            <text:p>0</text:p>
          </table:table-cell>
          <table:table-cell table:formula="of:=IF([.B78]=0;0;IF([.B78]=1;1;[.C78]+0.00378648272348919 ))" office:value-type="float" office:value="0" calcext:value-type="float">
            <text:p>0</text:p>
          </table:table-cell>
          <table:table-cell table:formula="of:=IF([.B78]=0;0;IF([.B78]=1;1;1/(1+EXP(-[.D7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3573" calcext:value-type="float">
            <text:p>3.57E-09</text:p>
          </table:table-cell>
          <table:table-cell table:formula="of:=IF([.B79]=0;0;IF([.B79]=1;1;LN([.B79]/(1-[.B79]))+0.5))" office:value-type="float" office:value="-18.9498602543321" calcext:value-type="float">
            <text:p>-18.9498602543321</text:p>
          </table:table-cell>
          <table:table-cell table:formula="of:=IF([.B79]=0;0;IF([.B79]=1;1;[.C79]+0.00378648272348919 ))" office:value-type="float" office:value="-18.9460737716087" calcext:value-type="float">
            <text:p>-18.9460737716087</text:p>
          </table:table-cell>
          <table:table-cell table:formula="of:=IF([.B79]=0;0;IF([.B79]=1;1;1/(1+EXP(-[.D79]+0.5))))" office:value-type="float" office:value="0.00000000358655474894" calcext:value-type="float">
            <text:p>3.5865547489388E-09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347025" calcext:value-type="float">
            <text:p>3.47E-09</text:p>
          </table:table-cell>
          <table:table-cell table:formula="of:=IF([.B80]=0;0;IF([.B80]=1;1;LN([.B80]/(1-[.B80]))+0.5))" office:value-type="float" office:value="-18.9790391960031" calcext:value-type="float">
            <text:p>-18.9790391960031</text:p>
          </table:table-cell>
          <table:table-cell table:formula="of:=IF([.B80]=0;0;IF([.B80]=1;1;[.C80]+0.00378648272348919 ))" office:value-type="float" office:value="-18.9752527132796" calcext:value-type="float">
            <text:p>-18.9752527132796</text:p>
          </table:table-cell>
          <table:table-cell table:formula="of:=IF([.B80]=0;0;IF([.B80]=1;1;1/(1+EXP(-[.D80]+0.5))))" office:value-type="float" office:value="0.00000000348341495032" calcext:value-type="float">
            <text:p>3.48341495032458E-09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22704" calcext:value-type="float">
            <text:p>5.23E-07</text:p>
          </table:table-cell>
          <table:table-cell table:formula="of:=IF([.B81]=0;0;IF([.B81]=1;1;LN([.B81]/(1-[.B81]))+0.5))" office:value-type="float" office:value="-13.9642499759795" calcext:value-type="float">
            <text:p>-13.9642499759795</text:p>
          </table:table-cell>
          <table:table-cell table:formula="of:=IF([.B81]=0;0;IF([.B81]=1;1;[.C81]+0.00378648272348919 ))" office:value-type="float" office:value="-13.960463493256" calcext:value-type="float">
            <text:p>-13.960463493256</text:p>
          </table:table-cell>
          <table:table-cell table:formula="of:=IF([.B81]=0;0;IF([.B81]=1;1;1/(1+EXP(-[.D81]+0.5))))" office:value-type="float" office:value="0.00000052468696048062" calcext:value-type="float">
            <text:p>5.24686960480618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64823" calcext:value-type="float">
            <text:p>6.65E-08</text:p>
          </table:table-cell>
          <table:table-cell table:formula="of:=IF([.B82]=0;0;IF([.B82]=1;1;LN([.B82]/(1-[.B82]))+0.5))" office:value-type="float" office:value="-16.0263300236441" calcext:value-type="float">
            <text:p>-16.0263300236441</text:p>
          </table:table-cell>
          <table:table-cell table:formula="of:=IF([.B82]=0;0;IF([.B82]=1;1;[.C82]+0.00378648272348919 ))" office:value-type="float" office:value="-16.0225435409206" calcext:value-type="float">
            <text:p>-16.0225435409206</text:p>
          </table:table-cell>
          <table:table-cell table:formula="of:=IF([.B82]=0;0;IF([.B82]=1;1;1/(1+EXP(-[.D82]+0.5))))" office:value-type="float" office:value="0.00000006673451125902" calcext:value-type="float">
            <text:p>6.6734511259017E-08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23578" calcext:value-type="float">
            <text:p>1.24E-07</text:p>
          </table:table-cell>
          <table:table-cell table:formula="of:=IF([.B83]=0;0;IF([.B83]=1;1;LN([.B83]/(1-[.B83]))+0.5))" office:value-type="float" office:value="-15.4063931777151" calcext:value-type="float">
            <text:p>-15.4063931777151</text:p>
          </table:table-cell>
          <table:table-cell table:formula="of:=IF([.B83]=0;0;IF([.B83]=1;1;[.C83]+0.00378648272348919 ))" office:value-type="float" office:value="-15.4026066949916" calcext:value-type="float">
            <text:p>-15.4026066949916</text:p>
          </table:table-cell>
          <table:table-cell table:formula="of:=IF([.B83]=0;0;IF([.B83]=1;1;1/(1+EXP(-[.D83]+0.5))))" office:value-type="float" office:value="0.00000012404681291984" calcext:value-type="float">
            <text:p>1.24046812919838E-07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350582" calcext:value-type="float">
            <text:p>3.51E-09</text:p>
          </table:table-cell>
          <table:table-cell table:formula="of:=IF([.B84]=0;0;IF([.B84]=1;1;LN([.B84]/(1-[.B84]))+0.5))" office:value-type="float" office:value="-18.9688413888186" calcext:value-type="float">
            <text:p>-18.9688413888186</text:p>
          </table:table-cell>
          <table:table-cell table:formula="of:=IF([.B84]=0;0;IF([.B84]=1;1;[.C84]+0.00378648272348919 ))" office:value-type="float" office:value="-18.9650549060951" calcext:value-type="float">
            <text:p>-18.9650549060951</text:p>
          </table:table-cell>
          <table:table-cell table:formula="of:=IF([.B84]=0;0;IF([.B84]=1;1;1/(1+EXP(-[.D84]+0.5))))" office:value-type="float" office:value="0.00000000351911989083" calcext:value-type="float">
            <text:p>3.51911989082783E-09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377524" calcext:value-type="float">
            <text:p>3.78E-07</text:p>
          </table:table-cell>
          <table:table-cell table:formula="of:=IF([.B85]=0;0;IF([.B85]=1;1;LN([.B85]/(1-[.B85]))+0.5))" office:value-type="float" office:value="-14.2896313165952" calcext:value-type="float">
            <text:p>-14.2896313165952</text:p>
          </table:table-cell>
          <table:table-cell table:formula="of:=IF([.B85]=0;0;IF([.B85]=1;1;[.C85]+0.00378648272348919 ))" office:value-type="float" office:value="-14.2858448338717" calcext:value-type="float">
            <text:p>-14.2858448338717</text:p>
          </table:table-cell>
          <table:table-cell table:formula="of:=IF([.B85]=0;0;IF([.B85]=1;1;1/(1+EXP(-[.D85]+0.5))))" office:value-type="float" office:value="0.00000037895619734607" calcext:value-type="float">
            <text:p>3.78956197346072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288033" calcext:value-type="float">
            <text:p>2.88E-10</text:p>
          </table:table-cell>
          <table:table-cell table:formula="of:=IF([.B86]=0;0;IF([.B86]=1;1;LN([.B86]/(1-[.B86]))+0.5))" office:value-type="float" office:value="-21.4679460587354" calcext:value-type="float">
            <text:p>-21.4679460587354</text:p>
          </table:table-cell>
          <table:table-cell table:formula="of:=IF([.B86]=0;0;IF([.B86]=1;1;[.C86]+0.00378648272348919 ))" office:value-type="float" office:value="-21.4641595760119" calcext:value-type="float">
            <text:p>-21.4641595760119</text:p>
          </table:table-cell>
          <table:table-cell table:formula="of:=IF([.B86]=0;0;IF([.B86]=1;1;1/(1+EXP(-[.D86]+0.5))))" office:value-type="float" office:value="0.00000000028912569942" calcext:value-type="float">
            <text:p>2.89125699416166E-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7]=0;0;IF([.B87]=1;1;LN([.B87]/(1-[.B87]))+0.5))" office:value-type="float" office:value="0" calcext:value-type="float">
            <text:p>0</text:p>
          </table:table-cell>
          <table:table-cell table:formula="of:=IF([.B87]=0;0;IF([.B87]=1;1;[.C87]+0.00378648272348919 ))" office:value-type="float" office:value="0" calcext:value-type="float">
            <text:p>0</text:p>
          </table:table-cell>
          <table:table-cell table:formula="of:=IF([.B87]=0;0;IF([.B87]=1;1;1/(1+EXP(-[.D8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32671" calcext:value-type="float">
            <text:p>2.33E-06</text:p>
          </table:table-cell>
          <table:table-cell table:formula="of:=IF([.B88]=0;0;IF([.B88]=1;1;LN([.B88]/(1-[.B88]))+0.5))" office:value-type="float" office:value="-12.471052978677" calcext:value-type="float">
            <text:p>-12.471052978677</text:p>
          </table:table-cell>
          <table:table-cell table:formula="of:=IF([.B88]=0;0;IF([.B88]=1;1;[.C88]+0.00378648272348919 ))" office:value-type="float" office:value="-12.4672664959535" calcext:value-type="float">
            <text:p>-12.4672664959535</text:p>
          </table:table-cell>
          <table:table-cell table:formula="of:=IF([.B88]=0;0;IF([.B88]=1;1;1/(1+EXP(-[.D88]+0.5))))" office:value-type="float" office:value="0.00000233553672722038" calcext:value-type="float">
            <text:p>2.33553672722038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0;IF([.B89]=1;1;LN([.B89]/(1-[.B89]))+0.5))" office:value-type="float" office:value="0" calcext:value-type="float">
            <text:p>0</text:p>
          </table:table-cell>
          <table:table-cell table:formula="of:=IF([.B89]=0;0;IF([.B89]=1;1;[.C89]+0.00378648272348919 ))" office:value-type="float" office:value="0" calcext:value-type="float">
            <text:p>0</text:p>
          </table:table-cell>
          <table:table-cell table:formula="of:=IF([.B89]=0;0;IF([.B89]=1;1;1/(1+EXP(-[.D8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861685" calcext:value-type="float">
            <text:p>8.62E-07</text:p>
          </table:table-cell>
          <table:table-cell table:formula="of:=IF([.B90]=0;0;IF([.B90]=1;1;LN([.B90]/(1-[.B90]))+0.5))" office:value-type="float" office:value="-13.4643752006172" calcext:value-type="float">
            <text:p>-13.4643752006172</text:p>
          </table:table-cell>
          <table:table-cell table:formula="of:=IF([.B90]=0;0;IF([.B90]=1;1;[.C90]+0.00378648272348919 ))" office:value-type="float" office:value="-13.4605887178937" calcext:value-type="float">
            <text:p>-13.4605887178937</text:p>
          </table:table-cell>
          <table:table-cell table:formula="of:=IF([.B90]=0;0;IF([.B90]=1;1;1/(1+EXP(-[.D90]+0.5))))" office:value-type="float" office:value="0.0000008649539375255" calcext:value-type="float">
            <text:p>8.64953937525504E-07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539494" calcext:value-type="float">
            <text:p>0.00539494</text:p>
          </table:table-cell>
          <table:table-cell table:formula="of:=IF([.B91]=0;0;IF([.B91]=1;1;LN([.B91]/(1-[.B91]))+0.5))" office:value-type="float" office:value="-4.71688425650051" calcext:value-type="float">
            <text:p>-4.71688425650051</text:p>
          </table:table-cell>
          <table:table-cell table:formula="of:=IF([.B91]=0;0;IF([.B91]=1;1;[.C91]+0.00378648272348919 ))" office:value-type="float" office:value="-4.71309777377702" calcext:value-type="float">
            <text:p>-4.71309777377702</text:p>
          </table:table-cell>
          <table:table-cell table:formula="of:=IF([.B91]=0;0;IF([.B91]=1;1;1/(1+EXP(-[.D91]+0.5))))" office:value-type="float" office:value="0.00541529573827577" calcext:value-type="float">
            <text:p>0.00541529573827577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24248" calcext:value-type="float">
            <text:p>2.24E-12</text:p>
          </table:table-cell>
          <table:table-cell table:formula="of:=IF([.B92]=0;0;IF([.B92]=1;1;LN([.B92]/(1-[.B92]))+0.5))" office:value-type="float" office:value="-26.3234387196329" calcext:value-type="float">
            <text:p>-26.3234387196329</text:p>
          </table:table-cell>
          <table:table-cell table:formula="of:=IF([.B92]=0;0;IF([.B92]=1;1;[.C92]+0.00378648272348919 ))" office:value-type="float" office:value="-26.3196522369094" calcext:value-type="float">
            <text:p>-26.3196522369094</text:p>
          </table:table-cell>
          <table:table-cell table:formula="of:=IF([.B92]=0;0;IF([.B92]=1;1;1/(1+EXP(-[.D92]+0.5))))" office:value-type="float" office:value="0.00000000000225098721" calcext:value-type="float">
            <text:p>2.25098720781115E-12</text:p>
          </table:table-cell>
          <table:table-cell table:number-columns-repeated="5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2872" calcext:value-type="float">
            <text:p>0.00222872</text:p>
          </table:table-cell>
          <table:table-cell table:formula="of:=IF([.B93]=0;0;IF([.B93]=1;1;LN([.B93]/(1-[.B93]))+0.5))" office:value-type="float" office:value="-5.60409664204466" calcext:value-type="float">
            <text:p>-5.60409664204466</text:p>
          </table:table-cell>
          <table:table-cell table:formula="of:=IF([.B93]=0;0;IF([.B93]=1;1;[.C93]+0.00378648272348919 ))" office:value-type="float" office:value="-5.60031015932117" calcext:value-type="float">
            <text:p>-5.60031015932117</text:p>
          </table:table-cell>
          <table:table-cell table:formula="of:=IF([.B93]=0;0;IF([.B93]=1;1;1/(1+EXP(-[.D93]+0.5))))" office:value-type="float" office:value="0.00223715609187209" calcext:value-type="float">
            <text:p>0.002237156091872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0;IF([.B94]=1;1;LN([.B94]/(1-[.B94]))+0.5))" office:value-type="float" office:value="0" calcext:value-type="float">
            <text:p>0</text:p>
          </table:table-cell>
          <table:table-cell table:formula="of:=IF([.B94]=0;0;IF([.B94]=1;1;[.C94]+0.00378648272348919 ))" office:value-type="float" office:value="0" calcext:value-type="float">
            <text:p>0</text:p>
          </table:table-cell>
          <table:table-cell table:formula="of:=IF([.B94]=0;0;IF([.B94]=1;1;1/(1+EXP(-[.D9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92643" calcext:value-type="float">
            <text:p>1.93E-06</text:p>
          </table:table-cell>
          <table:table-cell table:formula="of:=IF([.B95]=0;0;IF([.B95]=1;1;LN([.B95]/(1-[.B95]))+0.5))" office:value-type="float" office:value="-12.6598400824316" calcext:value-type="float">
            <text:p>-12.6598400824316</text:p>
          </table:table-cell>
          <table:table-cell table:formula="of:=IF([.B95]=0;0;IF([.B95]=1;1;[.C95]+0.00378648272348919 ))" office:value-type="float" office:value="-12.6560535997081" calcext:value-type="float">
            <text:p>-12.6560535997081</text:p>
          </table:table-cell>
          <table:table-cell table:formula="of:=IF([.B95]=0;0;IF([.B95]=1;1;1/(1+EXP(-[.D95]+0.5))))" office:value-type="float" office:value="0.0000019337382072761" calcext:value-type="float">
            <text:p>1.9337382072761E-06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303751" calcext:value-type="float">
            <text:p>3.04E-08</text:p>
          </table:table-cell>
          <table:table-cell table:formula="of:=IF([.B96]=0;0;IF([.B96]=1;1;LN([.B96]/(1-[.B96]))+0.5))" office:value-type="float" office:value="-16.8096426127349" calcext:value-type="float">
            <text:p>-16.8096426127349</text:p>
          </table:table-cell>
          <table:table-cell table:formula="of:=IF([.B96]=0;0;IF([.B96]=1;1;[.C96]+0.00378648272348919 ))" office:value-type="float" office:value="-16.8058561300115" calcext:value-type="float">
            <text:p>-16.8058561300115</text:p>
          </table:table-cell>
          <table:table-cell table:formula="of:=IF([.B96]=0;0;IF([.B96]=1;1;1/(1+EXP(-[.D96]+0.5))))" office:value-type="float" office:value="0.00000003049033281372" calcext:value-type="float">
            <text:p>3.04903328137178E-08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9414" calcext:value-type="float">
            <text:p>4.94E-09</text:p>
          </table:table-cell>
          <table:table-cell table:formula="of:=IF([.B97]=0;0;IF([.B97]=1;1;LN([.B97]/(1-[.B97]))+0.5))" office:value-type="float" office:value="-18.6256171401459" calcext:value-type="float">
            <text:p>-18.6256171401459</text:p>
          </table:table-cell>
          <table:table-cell table:formula="of:=IF([.B97]=0;0;IF([.B97]=1;1;[.C97]+0.00378648272348919 ))" office:value-type="float" office:value="-18.6218306574224" calcext:value-type="float">
            <text:p>-18.6218306574224</text:p>
          </table:table-cell>
          <table:table-cell table:formula="of:=IF([.B97]=0;0;IF([.B97]=1;1;1/(1+EXP(-[.D97]+0.5))))" office:value-type="float" office:value="0.00000000496014599393" calcext:value-type="float">
            <text:p>4.96014599393063E-09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728092" calcext:value-type="float">
            <text:p>7.28E-09</text:p>
          </table:table-cell>
          <table:table-cell table:formula="of:=IF([.B98]=0;0;IF([.B98]=1;1;LN([.B98]/(1-[.B98]))+0.5))" office:value-type="float" office:value="-18.238008601815" calcext:value-type="float">
            <text:p>-18.238008601815</text:p>
          </table:table-cell>
          <table:table-cell table:formula="of:=IF([.B98]=0;0;IF([.B98]=1;1;[.C98]+0.00378648272348919 ))" office:value-type="float" office:value="-18.2342221190915" calcext:value-type="float">
            <text:p>-18.2342221190915</text:p>
          </table:table-cell>
          <table:table-cell table:formula="of:=IF([.B98]=0;0;IF([.B98]=1;1;1/(1+EXP(-[.D98]+0.5))))" office:value-type="float" office:value="0.00000000730854133845" calcext:value-type="float">
            <text:p>7.3085413384484E-09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737586" calcext:value-type="float">
            <text:p>7.38E-09</text:p>
          </table:table-cell>
          <table:table-cell table:formula="of:=IF([.B99]=0;0;IF([.B99]=1;1;LN([.B99]/(1-[.B99]))+0.5))" office:value-type="float" office:value="-18.2250533239736" calcext:value-type="float">
            <text:p>-18.2250533239736</text:p>
          </table:table-cell>
          <table:table-cell table:formula="of:=IF([.B99]=0;0;IF([.B99]=1;1;[.C99]+0.00378648272348919 ))" office:value-type="float" office:value="-18.2212668412501" calcext:value-type="float">
            <text:p>-18.2212668412501</text:p>
          </table:table-cell>
          <table:table-cell table:formula="of:=IF([.B99]=0;0;IF([.B99]=1;1;1/(1+EXP(-[.D99]+0.5))))" office:value-type="float" office:value="0.00000000740384150857" calcext:value-type="float">
            <text:p>7.40384150857151E-09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426151" calcext:value-type="float">
            <text:p>4.26E-06</text:p>
          </table:table-cell>
          <table:table-cell table:formula="of:=IF([.B100]=0;0;IF([.B100]=1;1;LN([.B100]/(1-[.B100]))+0.5))" office:value-type="float" office:value="-11.8658827388762" calcext:value-type="float">
            <text:p>-11.8658827388762</text:p>
          </table:table-cell>
          <table:table-cell table:formula="of:=IF([.B100]=0;0;IF([.B100]=1;1;[.C100]+0.00378648272348919 ))" office:value-type="float" office:value="-11.8620962561527" calcext:value-type="float">
            <text:p>-11.8620962561527</text:p>
          </table:table-cell>
          <table:table-cell table:formula="of:=IF([.B100]=0;0;IF([.B100]=1;1;1/(1+EXP(-[.D100]+0.5))))" office:value-type="float" office:value="0.00000427767665302629" calcext:value-type="float">
            <text:p>4.27767665302629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248499" calcext:value-type="float">
            <text:p>2.48E-09</text:p>
          </table:table-cell>
          <table:table-cell table:formula="of:=IF([.B101]=0;0;IF([.B101]=1;1;LN([.B101]/(1-[.B101]))+0.5))" office:value-type="float" office:value="-19.3129971990658" calcext:value-type="float">
            <text:p>-19.3129971990658</text:p>
          </table:table-cell>
          <table:table-cell table:formula="of:=IF([.B101]=0;0;IF([.B101]=1;1;[.C101]+0.00378648272348919 ))" office:value-type="float" office:value="-19.3092107163423" calcext:value-type="float">
            <text:p>-19.3092107163423</text:p>
          </table:table-cell>
          <table:table-cell table:formula="of:=IF([.B101]=0;0;IF([.B101]=1;1;1/(1+EXP(-[.D101]+0.5))))" office:value-type="float" office:value="0.0000000024944172084" calcext:value-type="float">
            <text:p>2.49441720839692E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0526591134399801" calcext:value-type="float">
            <text:p>0.000526591134399801</text:p>
          </table:table-cell>
          <table:table-cell table:style-name="ce3" table:formula="of:=AVERAGE([.C2:.C101])" office:value-type="float" office:value="-12.6831092004953" calcext:value-type="float">
            <text:p>-12.6831092004953</text:p>
          </table:table-cell>
          <table:table-cell table:style-name="ce3" table:formula="of:=AVERAGE([.D2:.D101])" office:value-type="float" office:value="-12.6800421494893" calcext:value-type="float">
            <text:p>-12.6800421494893</text:p>
          </table:table-cell>
          <table:table-cell table:style-name="ce3" table:formula="of:=AVERAGE([.E2:.E101])" office:value-type="float" office:value="0.000528551468557119" calcext:value-type="float">
            <text:p>0.000528551468557119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9:09:44.609808714</dc:date>
    <meta:editing-duration>PT3H18M28S</meta:editing-duration>
    <meta:editing-cycles>29</meta:editing-cycles>
    <meta:generator>LibreOffice/7.3.7.2$Linux_X86_64 LibreOffice_project/30$Build-2</meta:generator>
    <meta:document-statistic meta:table-count="1" meta:cell-count="510" meta:object-count="0"/>
  </office:meta>
</office:document-meta>
</file>